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9cf9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2">
        <text:h text:style-name="Heading_20_3" text:outline-level="3"><text:bookmark-start text:name="__RefHeading___Toc16147_515994106"/><text:alphabetical-index-mark-start text:id="IMark91413708"/><text:span text:style-name="T1">N</text:span>eues Projekt<text:bookmark-end text:name="__RefHeading___Toc16147_515994106"/><text:alphabetical-index-mark-end text:id="IMark91413708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7:04.030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0.4.2$Windows_x86 LibreOffice_project/2b9802c1994aa0b7dc6079e128979269cf95bc78</meta:generator>
  </office:meta>
</office:document-meta>
</file>